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364" officeooo:paragraph-rsid="0014c364"/>
    </style:style>
    <style:style style:name="P2" style:family="paragraph" style:parent-style-name="Standard">
      <style:text-properties officeooo:rsid="0015993d" officeooo:paragraph-rsid="0015993d"/>
    </style:style>
    <style:style style:name="P3" style:family="paragraph" style:parent-style-name="Standard">
      <style:text-properties officeooo:rsid="00170894" officeooo:paragraph-rsid="00170894"/>
    </style:style>
    <style:style style:name="P4" style:family="paragraph" style:parent-style-name="Standard">
      <style:text-properties officeooo:rsid="00170d22" officeooo:paragraph-rsid="00170d22"/>
    </style:style>
    <style:style style:name="P5" style:family="paragraph" style:parent-style-name="Standard">
      <style:text-properties officeooo:paragraph-rsid="00170d22"/>
    </style:style>
    <style:style style:name="P6" style:family="paragraph" style:parent-style-name="Standard">
      <style:text-properties officeooo:rsid="001add01" officeooo:paragraph-rsid="001add01"/>
    </style:style>
    <style:style style:name="P7" style:family="paragraph" style:parent-style-name="Standard">
      <style:text-properties officeooo:rsid="001add01" officeooo:paragraph-rsid="001bb745"/>
    </style:style>
    <style:style style:name="P8" style:family="paragraph" style:parent-style-name="Standard">
      <style:text-properties fo:font-weight="normal" officeooo:rsid="00170d22" officeooo:paragraph-rsid="001819e6" style:font-weight-asian="normal" style:font-weight-complex="normal"/>
    </style:style>
    <style:style style:name="P9" style:family="paragraph" style:parent-style-name="Standard">
      <style:text-properties fo:font-weight="normal" officeooo:rsid="001819e6" officeooo:paragraph-rsid="001819e6" style:font-weight-asian="normal" style:font-weight-complex="normal"/>
    </style:style>
    <style:style style:name="P10" style:family="paragraph" style:parent-style-name="Standard">
      <style:text-properties fo:font-weight="normal" officeooo:rsid="001bb745" officeooo:paragraph-rsid="001bb745" style:font-weight-asian="normal" style:font-weight-complex="normal"/>
    </style:style>
    <style:style style:name="P11" style:family="paragraph" style:parent-style-name="Standard">
      <style:text-properties fo:font-weight="normal" officeooo:rsid="001940c6" officeooo:paragraph-rsid="001940c6" style:font-weight-asian="normal" style:font-weight-complex="normal"/>
    </style:style>
    <style:style style:name="P12" style:family="paragraph" style:parent-style-name="Standard">
      <style:text-properties officeooo:rsid="001add01" officeooo:paragraph-rsid="001add01"/>
    </style:style>
    <style:style style:name="T1" style:family="text">
      <style:text-properties officeooo:rsid="0015993d"/>
    </style:style>
    <style:style style:name="T2" style:family="text">
      <style:text-properties officeooo:rsid="0016d286"/>
    </style:style>
    <style:style style:name="T3" style:family="text">
      <style:text-properties officeooo:rsid="0017089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d286" style:font-weight-asian="normal" style:font-weight-complex="normal"/>
    </style:style>
    <style:style style:name="T6" style:family="text">
      <style:text-properties fo:font-weight="normal" officeooo:rsid="00170d22" style:font-weight-asian="normal" style:font-weight-complex="normal"/>
    </style:style>
    <style:style style:name="T7" style:family="text">
      <style:text-properties fo:font-weight="normal" officeooo:rsid="001819e6" style:font-weight-asian="normal" style:font-weight-complex="normal"/>
    </style:style>
    <style:style style:name="T8" style:family="text">
      <style:text-properties fo:font-weight="normal" officeooo:rsid="001940c6" style:font-weight-asian="normal" style:font-weight-complex="normal"/>
    </style:style>
    <style:style style:name="T9" style:family="text">
      <style:text-properties fo:font-weight="normal" officeooo:rsid="001bb745" style:font-weight-asian="normal" style:font-weight-complex="normal"/>
    </style:style>
    <style:style style:name="T10" style:family="text">
      <style:text-properties fo:font-weight="normal" officeooo:rsid="001d3f0c" style:font-weight-asian="normal" style:font-weight-complex="normal"/>
    </style:style>
    <style:style style:name="T11" style:family="text">
      <style:text-properties officeooo:rsid="001d3f0c"/>
    </style:style>
    <style:style style:name="T12" style:family="text">
      <style:text-properties officeooo:rsid="001940c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 </text:p>
      <text:p text:style-name="P1">Show to the user “Welcome to this program of conversion from Polar coordinates to <text:span text:style-name="T1">Rectangular coordinates”</text:span></text:p>
      <text:p text:style-name="P4">Define, for example Pi = 3.14…. </text:p>
      <text:p text:style-name="P2">Show to the user “<text:span text:style-name="T2">Please write down the value of r </text:span><text:span text:style-name="T3">that you want to assign</text:span><text:span text:style-name="T2">”</text:span></text:p>
      <text:p text:style-name="P3">Read Catch “r”</text:p>
      <text:p text:style-name="P5"><text:span text:style-name="T5">S</text:span><text:span text:style-name="T6">how to the user “Please, Write down 1 if you have a grade angle, If you instead have a radian angle write 2”</text:span></text:p>
      <text:p text:style-name="P3"><text:span text:style-name="T5">R</text:span><text:span text:style-name="T4">ead or Catch “a”</text:span></text:p>
      <text:p text:style-name="P8">If a=1 </text:p>
      <text:p text:style-name="P8">then</text:p>
      <text:p text:style-name="P9">echo “Write down the angle”</text:p>
      <text:p text:style-name="P9">read h</text:p>
      <text:p text:style-name="P9">an=h/180</text:p>
      <text:p text:style-name="P6"><text:span text:style-name="T7">S</text:span><text:span text:style-name="T4">how the user “</text:span><text:span text:style-name="T10">X=</text:span><text:span text:style-name="T4">”</text:span><text:span text:style-name="T7">Show to the user “r*cos(an*pi)”</text:span></text:p>
      <text:p text:style-name="P6"><text:span text:style-name="T4">Show to the user “Y</text:span><text:span text:style-name="T10">=</text:span><text:span text:style-name="T4">”</text:span><text:span text:style-name="T5">S</text:span><text:span text:style-name="T6">how to the user “</text:span><text:span text:style-name="T7">r*sin(an*pi)</text:span><text:span text:style-name="T6">”</text:span></text:p>
      <text:p text:style-name="P9">If a=2</text:p>
      <text:p text:style-name="P9">then </text:p>
      <text:p text:style-name="P9">echo “write down the fraction without the pi (Ex: 3/4)”</text:p>
      <text:p text:style-name="P9">read j</text:p>
      <text:p text:style-name="P7"><text:span text:style-name="T4">Show to the user “</text:span><text:span text:style-name="T9">X</text:span><text:span text:style-name="T10">=</text:span><text:span text:style-name="T4">”</text:span><text:span text:style-name="T10">Show to </text:span><text:span text:style-name="T7">the user “r*cos(</text:span><text:span text:style-name="T8">j*pi</text:span><text:span text:style-name="T7">)”</text:span></text:p>
      <text:p text:style-name="P10">Show to the user “Y<text:span text:style-name="T11">=</text:span>”<text:span text:style-name="T12">Show to the user “r*sin(j*pi)”</text:span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2:26:39.587727269</meta:creation-date>
    <dc:date>2021-10-13T06:24:55.210359083</dc:date>
    <meta:editing-duration>PT7M1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30" meta:character-count="690" meta:non-whitespace-character-count="576"/>
  </office:meta>
</office:document-meta>
</file>